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Inputs:</text:p>
      <text:p text:style-name="Standard"/>
      <text:p text:style-name="Standard">-Winkel zwischen Durchschnittsgeschwindigkeit und Globaler Z-Achse</text:p>
      <text:p text:style-name="Standard">-Winkel zwischen lokaleZ-Achse zu Globaler Z-achse</text:p>
      <text:p text:style-name="Standard"/>
      <text:p text:style-name="P2">-Pro Glied</text:p>
      <text:p text:style-name="P3"><text:tab/>-GroundContact/Y-Höhe</text:p>
      <text:p text:style-name="P4"><text:tab/>-<text:s/>GroundContact/Y-Höhe(in relation to body with negative values)</text:p>
      <text:p text:style-name="P5"><text:tab/></text:p>
      <text:p text:style-name="P6"><text:tab/>-(rotation)</text:p>
      <text:p text:style-name="Standard"><text:span text:style-name="T7"><text:tab/></text:span>-(Velocity)</text:p>
      <text:p text:style-name="Standard"><text:tab/>-(Force)</text:p>
      <text:p text:style-name="Standard"><text:tab/></text:p>
      <text:p text:style-name="Standard"/>
      <text:p text:style-name="Standard"/>
      <text:p text:style-name="Standard"/>
      <text:p text:style-name="Standard">Outputs:</text:p>
      <text:p text:style-name="Standard"/>
      <text:p text:style-name="Standard">-Gelenkwinkel(Ziele)</text:p>
      <text:p text:style-name="Standard">-Stärke(Ansteuerung des Ziels)</text:p>
      <text:p text:style-name="Standard"/>
      <text:p text:style-name="Standard"/>
      <text:p text:style-name="Standard">Fitness = distance(Vorne) + Laufzeit - <text:s/>Geschwindigkeit(Seit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lvin Dell'Oro</meta:initial-creator>
    <dc:creator>Calvin Delloro</dc:creator>
    <meta:creation-date>2022-11-09T11:20:00Z</meta:creation-date>
    <dc:date>2023-01-11T19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54" meta:character-count="397" meta:row-count="2" meta:non-whitespace-character-count="344"/>
  </office:meta>
</office:document-meta>
</file>